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9bbb59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9bbb59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9bbb59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9bbb59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9bbb59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9bbb59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fo:color="#70ad47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52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53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54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55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58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59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60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61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62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63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64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65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68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69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70" style:family="text">
      <style:text-properties fo:font-size="10.00pt" fo:font-weight="normal" fo:font-family="Arial" style:font-family-asian="Arial" style:font-family-complex="Arial" fo:background-color="#ffffff" fo:color="#92d050"/>
    </style:style>
    <style:style style:name="T171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fo:color="#92d05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bottom="8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bottom="8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  <text:list-style style:name="L1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5.00%" fo:text-align="left" fo:margin-bottom="8.00pt"/>
    </style:style>
    <text:list-style style:name="L1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2" style:family="paragraph">
      <style:paragraph-properties fo:line-height="105.00%" fo:text-align="left" fo:margin-bottom="8.00pt"/>
    </style:style>
    <style:style style:name="P13" style:family="paragraph">
      <style:paragraph-properties fo:line-height="105.00%" fo:text-align="left" fo:margin-bottom="8.00pt"/>
    </style:style>
    <text:list-style style:name="L1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4" style:family="paragraph">
      <style:paragraph-properties fo:line-height="105.00%" fo:text-align="left" fo:margin-bottom="8.00pt"/>
    </style:style>
    <style:style style:name="P15" style:family="paragraph">
      <style:paragraph-properties fo:line-height="105.00%" fo:text-align="left" fo:margin-bottom="8.00pt"/>
    </style:style>
    <text:list-style style:name="L1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" style:family="paragraph">
      <style:paragraph-properties fo:line-height="105.00%" fo:text-align="left" fo:margin-bottom="8.00pt"/>
    </style:style>
    <style:style style:name="P17" style:family="paragraph">
      <style:paragraph-properties fo:line-height="105.00%" fo:text-align="left" fo:margin-bottom="8.00pt"/>
    </style:style>
    <text:list-style style:name="L1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8" style:family="paragraph">
      <style:paragraph-properties fo:line-height="105.00%" fo:text-align="left" fo:margin-bottom="8.00pt"/>
    </style:style>
    <style:style style:name="P19" style:family="paragraph">
      <style:paragraph-properties fo:line-height="105.00%" fo:text-align="left" fo:margin-bottom="8.00pt"/>
    </style:style>
    <text:list-style style:name="L2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0" style:family="paragraph">
      <style:paragraph-properties fo:line-height="105.00%" fo:text-align="left" fo:margin-bottom="8.00pt"/>
    </style:style>
    <style:style style:name="P21" style:family="paragraph">
      <style:paragraph-properties fo:line-height="105.00%" fo:text-align="left" fo:margin-bottom="8.00pt"/>
    </style:style>
    <text:list-style style:name="L2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2" style:family="paragraph">
      <style:paragraph-properties fo:line-height="105.00%" fo:text-align="left" fo:margin-bottom="8.00pt"/>
    </style:style>
    <style:style style:name="P23" style:family="paragraph">
      <style:paragraph-properties fo:line-height="105.00%" fo:text-align="left" fo:margin-bottom="8.00pt"/>
    </style:style>
    <text:list-style style:name="L2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4" style:family="paragraph">
      <style:paragraph-properties fo:line-height="105.00%" fo:text-align="left" fo:margin-bottom="8.00pt"/>
    </style:style>
    <style:style style:name="P25" style:family="paragraph">
      <style:paragraph-properties fo:line-height="105.00%" fo:text-align="left" fo:margin-bottom="8.00pt"/>
    </style:style>
    <text:list-style style:name="L2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6" style:family="paragraph">
      <style:paragraph-properties fo:line-height="105.00%" fo:text-align="left" fo:margin-bottom="8.00pt"/>
    </style:style>
    <style:style style:name="P27" style:family="paragraph">
      <style:paragraph-properties fo:line-height="105.00%" fo:text-align="left" fo:margin-bottom="8.00pt"/>
    </style:style>
    <text:list-style style:name="L2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8" style:family="paragraph">
      <style:paragraph-properties fo:line-height="105.00%" fo:text-align="left" fo:margin-bottom="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Skrypt systemowy, to:</text:span></text:p>
      <text:p text:style-name="P1"><text:span text:style-name="T2"><text:s text:c="5"/>a. plik zawieraj</text:span><text:span text:style-name="T3">ący ciąg poleceń systemu operacyjnego</text:span></text:p>
      <text:p text:style-name="P1"><text:span text:style-name="T4"><text:s text:c="5"/>b. ka</text:span><text:span text:style-name="T5">żdy ciąg poleceń systemu operacyjnego</text:span></text:p>
      <text:p text:style-name="P1"><text:span text:style-name="T6"><text:s text:c="5"/>c. program przetwarzania zapisany w j</text:span><text:span text:style-name="T7">ęzyku poleceń systemu operacyjnego</text:span></text:p>
      <text:p text:style-name="P1"><text:span text:style-name="T8"><text:s text:c="5"/>d. program systemowy, zwykle pisany w j</text:span><text:span text:style-name="T9">ęzyku C</text:span></text:p>
      <text:p text:style-name="P1"><text:span text:style-name="T10"/></text:p>
      <text:p text:style-name="P1"><text:span text:style-name="T11">Który z terminów NIE odnosi si</text:span><text:span text:style-name="T12">ę do określenia architektury systemów rozproszonych:</text:span></text:p>
      <text:p text:style-name="P1"><text:span text:style-name="T13"><text:s/>a) Klient-serwer</text:span></text:p>
      <text:p text:style-name="P1"><text:span text:style-name="T14">b) Serwer http</text:span><text:span text:style-name="T15"><text:s/>(na 99%)</text:span><text:span text:style-name="T16"/></text:p>
      <text:p text:style-name="P1"><text:span text:style-name="T17">c) Peer to peer</text:span></text:p>
      <text:p text:style-name="P1"><text:span text:style-name="T17">d) CORBA</text:span></text:p>
      <text:p text:style-name="P1"><text:span text:style-name="T18"/></text:p>
      <text:p text:style-name="P1"><text:span text:style-name="T19">Pakiet z którym z poni</text:span><text:span text:style-name="T20">ższych adresów przeznaczenia zostanie zatrzymany w routerze?</text:span></text:p>
      <text:p text:style-name="P1"><text:span text:style-name="T21"><text:s text:c="2"/>a) 149.156.255.255</text:span></text:p>
      <text:p text:style-name="P1"><text:span text:style-name="T21"><text:s text:c="2"/>b) 193.168.255.255</text:span></text:p>
      <text:p text:style-name="P1"><text:span text:style-name="T22">c) 10.0.255.255</text:span></text:p>
      <text:p text:style-name="P1"><text:span text:style-name="T23">d) 149.156.1.0</text:span></text:p>
      <text:p text:style-name="P1"><text:span text:style-name="T24"/></text:p>
      <text:p text:style-name="P1"><text:span text:style-name="T25">Jak wygl</text:span><text:span text:style-name="T26">ąda postac localhost w ipv6 – cos takiego było mniej więcej</text:span></text:p>
      <text:list text:style-name="L2">
        <text:list-item>
          <text:p text:style-name="P2"><text:span text:style-name="T27">0::1</text:span></text:p>
        </text:list-item>
        <text:list-item>
          <text:p text:style-name="P2"><text:span text:style-name="T28">1::1</text:span></text:p>
        </text:list-item>
        <text:list-item>
          <text:p text:style-name="P2"><text:span text:style-name="T28">127::0</text:span></text:p>
        </text:list-item>
        <text:list-item>
          <text:p text:style-name="P2"><text:span text:style-name="T28">127::1</text:span></text:p>
        </text:list-item>
      </text:list>
      <text:p text:style-name="P3"><text:span text:style-name="T28">Jakie kroki nale</text:span><text:span text:style-name="T29">ży wykonać w celu wysokopoziomowego formatowania dysku twardego? Coś takiego</text:span></text:p>
      <text:p text:style-name="P3"><text:span text:style-name="T30">a) ?</text:span></text:p>
      <text:p text:style-name="P3"><text:span text:style-name="T30">b)?</text:span></text:p>
      <text:p text:style-name="P3"><text:span text:style-name="T30">c)?</text:span></text:p>
      <text:p text:style-name="P3"><text:span text:style-name="T30">d) Wszystkie powy</text:span><text:span text:style-name="T31">ższe kroki – nie wiadomo jaka jest poprawna ale było takie pytanko</text:span></text:p>
      <text:p text:style-name="P3"><text:span text:style-name="T32">SOA na gruncie us</text:span><text:span text:style-name="T33">ług nazewniczych to skrót od:</text:span></text:p>
      <text:p text:style-name="P3"><text:span text:style-name="T34"><text:s text:c="2"/>?<text:s text:c="4"/>a) Source Of Adress</text:span></text:p>
      <text:p text:style-name="P3"><text:span text:style-name="T35"><text:s text:c="2"/>?<text:s text:c="4"/>b) Source Of Autrhority</text:span></text:p>
      <text:p text:style-name="P3"><text:span text:style-name="T36"><text:s text:c="2"/>?<text:s text:c="4"/>c) Software On Adress</text:span></text:p>
      <text:p text:style-name="P3"><text:span text:style-name="T36"><text:s text:c="2"/>?<text:s text:c="4"/>d) Step Of Adressing</text:span></text:p>
      <text:p text:style-name="P3"><text:span text:style-name="T37"/></text:p>
      <text:p text:style-name="P3"><text:span text:style-name="T38">Typ kabla o standardzie 10 Base-FX oznacza</text:span></text:p>
      <text:p text:style-name="P3"><text:span text:style-name="T38"><text:s text:c="2"/>?<text:s text:c="4"/>kabel koncenrtyczny</text:span></text:p>
      <text:p text:style-name="P3"><text:span text:style-name="T38"><text:s text:c="2"/>?<text:s text:c="4"/>skretka telefoniczna</text:span></text:p>
      <text:p text:style-name="P3"><text:span text:style-name="T39"><text:s text:c="2"/>?<text:s text:c="4"/>kabel swiatlowodowy</text:span></text:p>
      <text:p text:style-name="P3"><text:span text:style-name="T40"><text:s text:c="2"/>?<text:s text:c="4"/></text:span></text:p>
      <text:p text:style-name="P3"><text:span text:style-name="T41"/></text:p>
      <text:p text:style-name="P3"><text:span text:style-name="T42">Jak nazywa si</text:span><text:span text:style-name="T43">ę główny rekord ładujący program rozruchowy</text:span></text:p>
      <text:p text:style-name="P3"><text:span text:style-name="T44">BOOT</text:span></text:p>
      <text:p text:style-name="P3"><text:span text:style-name="T44">MBR – raczej to ale nie na 100 %</text:span></text:p>
      <text:p text:style-name="P3"><text:span text:style-name="T44">?</text:span></text:p>
      <text:p text:style-name="P3"><text:span text:style-name="T44">?</text:span></text:p>
      <text:p text:style-name="P3"><text:span text:style-name="T45"/></text:p>
      <text:p text:style-name="P3"><text:span text:style-name="T46">Który z podanych opisów katalogów jest fa</text:span><text:span text:style-name="T47">łszywy:</text:span></text:p>
      <text:list text:style-name="L4">
        <text:list-item>
          <text:p text:style-name="P4"><text:span text:style-name="T48">/tmp – przechowuje pliki generowane przez aplikacje</text:span></text:p>
        </text:list-item>
        <text:list-item>
          <text:p text:style-name="P4"><text:span text:style-name="T48">/root – katalog domowy administratorwa</text:span></text:p>
        </text:list-item>
        <text:list-item>
          <text:p text:style-name="P4"><text:span text:style-name="T49">/usr – przechjowuje katalogi domowe uzytkownikow<text:s/></text:span><text:span text:style-name="T50">–<text:s/></text:span><text:span text:style-name="T51">100%</text:span><text:span text:style-name="T52"/></text:p>
        </text:list-item>
        <text:list-item>
          <text:p text:style-name="P4"><text:span text:style-name="T53">/mnt – przechowuje zamontowane systemy plikow</text:span></text:p>
        </text:list-item>
      </text:list>
      <text:p text:style-name="P5"><text:span text:style-name="T53">Które polecenie jest równoznaczne z „cd $HOME”</text:span></text:p>
      <text:list text:style-name="L6">
        <text:list-item>
          <text:p text:style-name="P6"><text:span text:style-name="T54">cd \~</text:span><text:span text:style-name="T55"><text:s/>(błąd, miało być /~, ale to i tak źle)</text:span><text:span text:style-name="T56"/></text:p>
        </text:list-item>
        <text:list-item>
          <text:p text:style-name="P6"><text:span text:style-name="T56">cd pwd –</text:span><text:span text:style-name="T57"/></text:p>
        </text:list-item>
        <text:list-item>
          <text:p text:style-name="P6"><text:span text:style-name="T58">?</text:span></text:p>
        </text:list-item>
        <text:list-item>
          <text:p text:style-name="P6"><text:span text:style-name="T58">?</text:span></text:p>
        </text:list-item>
      </text:list>
      <text:p text:style-name="P7"><text:span text:style-name="T58">Które z podanych terminów nie odnosi si</text:span><text:span text:style-name="T59">ę do protokołów routingu? -mniej więcej </text:span></text:p>
      <text:list text:style-name="L8">
        <text:list-item>
          <text:p text:style-name="P8"><text:span text:style-name="T60">Static</text:span></text:p>
        </text:list-item>
        <text:list-item>
          <text:p text:style-name="P8"><text:span text:style-name="T60">Dynamic</text:span></text:p>
        </text:list-item>
        <text:list-item>
          <text:p text:style-name="P8"><text:span text:style-name="T60">Distance vector</text:span></text:p>
        </text:list-item>
        <text:list-item>
          <text:p text:style-name="P8"><text:span text:style-name="T60">Link state</text:span></text:p>
        </text:list-item>
      </text:list>
      <text:p text:style-name="P9"><text:span text:style-name="T60">Co wy</text:span><text:span text:style-name="T61">świetli<text:s text:c="2"/>polecenie cat plik.txt | cut -c1-3 </text:span></text:p>
      <text:list text:style-name="L10">
        <text:list-item>
          <text:p text:style-name="P10"><text:span text:style-name="T62">Pierwsze trzy znaki z pierwszej linii</text:span></text:p>
        </text:list-item>
        <text:list-item>
          <text:p text:style-name="P10"><text:span text:style-name="T63">Pierwsze trzy znaki z ka</text:span><text:span text:style-name="T64">żdej linii</text:span></text:p>
        </text:list-item>
        <text:list-item>
          <text:p text:style-name="P10"><text:span text:style-name="T65">Jeden znak z trzeciej linii</text:span></text:p>
        </text:list-item>
        <text:list-item>
          <text:p text:style-name="P10"><text:span text:style-name="T65">?</text:span></text:p>
        </text:list-item>
      </text:list>
      <text:p text:style-name="P11"><text:span text:style-name="T66"/></text:p>
      <text:p text:style-name="P11"><text:span text:style-name="T67">Co wy</text:span><text:span text:style-name="T68">świetli polecenie echo „$((3*4))”? -cos w tym stylu</text:span></text:p>
      <text:list text:style-name="L12">
        <text:list-item>
          <text:p text:style-name="P12"><text:span text:style-name="T69">$((3*4)) </text:span></text:p>
        </text:list-item>
        <text:list-item>
          <text:p text:style-name="P12"><text:span text:style-name="T69">(3*4)</text:span></text:p>
        </text:list-item>
        <text:list-item>
          <text:p text:style-name="P12"><text:span text:style-name="T70">12</text:span><text:span text:style-name="T71"/></text:p>
        </text:list-item>
        <text:list-item>
          <text:p text:style-name="P12"><text:span text:style-name="T71">1</text:span></text:p>
        </text:list-item>
      </text:list>
      <text:p text:style-name="P13"><text:span text:style-name="T72"/></text:p>
      <text:p text:style-name="P13"><text:span text:style-name="T73">Polecenie cat 1.txt 2&gt; 2.txt – cos takiego mo</text:span><text:span text:style-name="T74">że być trochę inaczej to polecenie bo nie pamiętam dokładnie </text:span></text:p>
      <text:list text:style-name="L14">
        <text:list-item>
          <text:p text:style-name="P14"><text:span text:style-name="T75">Nie wykona si</text:span><text:span text:style-name="T76">ę</text:span></text:p>
        </text:list-item>
        <text:list-item>
          <text:p text:style-name="P14"><text:span text:style-name="T77">Je</text:span><text:span text:style-name="T78">śli plik 2 nie istnieje to zapisze plik 1 pod nazwa plik 2</text:span></text:p>
        </text:list-item>
        <text:list-item>
          <text:p text:style-name="P14"><text:span text:style-name="T79">Nadpisze plik 2</text:span></text:p>
        </text:list-item>
        <text:list-item>
          <text:p text:style-name="P14"><text:span text:style-name="T79">?</text:span></text:p>
        </text:list-item>
      </text:list>
      <text:p text:style-name="P15"><text:span text:style-name="T80"/></text:p>
      <text:p text:style-name="P15"><text:span text:style-name="T81">49. Który z protoko</text:span><text:span text:style-name="T82">łów przekształca logiczne adresy IP na fizyczne adresy MAC stosowane w sieci Ethernet?</text:span></text:p>
      <text:p text:style-name="P15"><text:span text:style-name="T83"><text:s text:c="2"/>?<text:s text:c="4"/>a. SNMP</text:span></text:p>
      <text:p text:style-name="P15"><text:span text:style-name="T84">?<text:s text:c="2"/>b. ARP,</text:span></text:p>
      <text:p text:style-name="P15"><text:span text:style-name="T85"><text:s text:c="2"/>?<text:s text:c="4"/>c. IRC,</text:span></text:p>
      <text:p text:style-name="P15"><text:span text:style-name="T85"><text:s text:c="2"/>?<text:s text:c="4"/>d. IP,</text:span></text:p>
      <text:p text:style-name="P15"><text:span text:style-name="T86"/></text:p>
      <text:p text:style-name="P15"><text:span text:style-name="T87">Jakie prawa ustali „chmod 575 plik.txt” ?</text:span></text:p>
      <text:p text:style-name="P15"><text:span text:style-name="T88">a)r</text:span><text:span text:style-name="T89">-</text:span><text:span text:style-name="T90">xrwxr</text:span><text:span text:style-name="T91">-</text:span><text:span text:style-name="T92">x – dobra odp</text:span></text:p>
      <text:p text:style-name="P15"><text:span text:style-name="T93">?</text:span></text:p>
      <text:p text:style-name="P15"><text:span text:style-name="T93">?</text:span></text:p>
      <text:p text:style-name="P15"><text:span text:style-name="T93">?</text:span></text:p>
      <text:p text:style-name="P15"><text:span text:style-name="T93">Jakie prawa b</text:span><text:span text:style-name="T94">ędzie mieć plik z maska 337? </text:span></text:p>
      <text:list text:style-name="L16">
        <text:list-item>
          <text:p text:style-name="P16"><text:span text:style-name="T95">_wx_wxrwx – </text:span></text:p>
        </text:list-item>
        <text:list-item>
          <text:p text:style-name="P16"><text:span text:style-name="T95">?</text:span></text:p>
        </text:list-item>
        <text:list-item>
          <text:p text:style-name="P16"><text:span text:style-name="T95">?</text:span></text:p>
        </text:list-item>
        <text:list-item>
          <text:p text:style-name="P16"><text:span text:style-name="T95">?</text:span></text:p>
        </text:list-item>
      </text:list>
      <text:p text:style-name="P17"><text:span text:style-name="T96">Co oznacza skrót LDAP?<text:s text:c="2"/>- co</text:span><text:span text:style-name="T97">ś w tym stylu</text:span></text:p>
      <text:list text:style-name="L18">
        <text:list-item>
          <text:p text:style-name="P18"><text:span text:style-name="T98">Lightweight Directory Access Protocol – raczej to ale by</text:span><text:span text:style-name="T99">ły inne dziwne odpowiedzi </text:span></text:p>
        </text:list-item>
        <text:list-item>
          <text:p text:style-name="P18"><text:span text:style-name="T100">?</text:span></text:p>
        </text:list-item>
        <text:list-item>
          <text:p text:style-name="P18"><text:span text:style-name="T100">?</text:span></text:p>
        </text:list-item>
        <text:list-item>
          <text:p text:style-name="P18"><text:span text:style-name="T100">?</text:span></text:p>
        </text:list-item>
      </text:list>
      <text:p text:style-name="P19"><text:span text:style-name="T101"/></text:p>
      <text:p text:style-name="P19"><text:span text:style-name="T102">Numer IP w notacji bezklasowej (CIDR) postaci:<text:s/></text:span><text:span text:style-name="T103">TU BY</text:span><text:span text:style-name="T104">ŁO JAKIES IP</text:span><text:span text:style-name="T105"><text:s/></text:span><text:span text:style-name="T106">możliwe że 149.1.0.0/15<text:s/></text:span><text:span text:style-name="T107">w terminologii sieciowej określa:</text:span></text:p>
      <text:p text:style-name="P19"><text:span text:style-name="T108"><text:s text:c="2"/>?<text:s text:c="4"/>a. podsie</text:span><text:span text:style-name="T109">ć IP</text:span></text:p>
      <text:p text:style-name="P19"><text:span text:style-name="T110"><text:s text:c="2"/>?<text:s text:c="4"/>b. nadsie</text:span><text:span text:style-name="T111">ć IP</text:span></text:p>
      <text:p text:style-name="P19"><text:span text:style-name="T112"><text:s text:c="2"/>?<text:s text:c="4"/>c. sie</text:span><text:span text:style-name="T113">ć IP – raczej to</text:span></text:p>
      <text:p text:style-name="P19"><text:span text:style-name="T114"><text:s text:c="2"/>?<text:s text:c="4"/>d. taki zapis jest b</text:span><text:span text:style-name="T115">łędny</text:span></text:p>
      <text:p text:style-name="P19"><text:span text:style-name="T116"/></text:p>
      <text:p text:style-name="P19"><text:span text:style-name="T117">Liczba 55AA szesnastkowo to binarnie: </text:span></text:p>
      <text:list text:style-name="L20">
        <text:list-item>
          <text:p text:style-name="P20"><text:span text:style-name="T118">0101 0101 1010 1010</text:span></text:p>
        </text:list-item>
        <text:list-item>
          <text:p text:style-name="P20"><text:span text:style-name="T119">1010 1010 0101 0101 </text:span></text:p>
        </text:list-item>
        <text:list-item>
          <text:p text:style-name="P20"><text:span text:style-name="T119">?</text:span></text:p>
        </text:list-item>
        <text:list-item>
          <text:p text:style-name="P20"><text:span text:style-name="T119">?</text:span></text:p>
        </text:list-item>
      </text:list>
      <text:p text:style-name="P21"><text:span text:style-name="T120"/></text:p>
      <text:p text:style-name="P21"><text:span text:style-name="T121">By</text:span><text:span text:style-name="T122">ło pytanie o warunek [ -r game ]<text:s text:c="2"/>i odpowiedzi czy zwroci true jeżeli</text:span></text:p>
      <text:list text:style-name="L22">
        <text:list-item>
          <text:p text:style-name="P22"><text:span text:style-name="T123">Plik game ma prawo do odczytu – raczej to</text:span></text:p>
        </text:list-item>
        <text:list-item>
          <text:p text:style-name="P22"><text:span text:style-name="T123">?</text:span></text:p>
        </text:list-item>
        <text:list-item>
          <text:p text:style-name="P22"><text:span text:style-name="T123">?</text:span></text:p>
        </text:list-item>
        <text:list-item>
          <text:p text:style-name="P22"><text:span text:style-name="T123">?</text:span></text:p>
        </text:list-item>
      </text:list>
      <text:p text:style-name="P23"><text:span text:style-name="T124"/></text:p>
      <text:p text:style-name="P23"><text:span text:style-name="T125">By</text:span><text:span text:style-name="T126">ła podana tabelka pięciu ip i masek i trzeba było odpowiedzieć na ile podsieci dzieli się ta podana sieć</text:span></text:p>
      <text:list text:style-name="L24">
        <text:list-item>
          <text:p text:style-name="P24"><text:span text:style-name="T127">1</text:span></text:p>
        </text:list-item>
        <text:list-item>
          <text:p text:style-name="P24"><text:span text:style-name="T127">2</text:span></text:p>
        </text:list-item>
        <text:list-item>
          <text:p text:style-name="P24"><text:span text:style-name="T127">3</text:span></text:p>
        </text:list-item>
        <text:list-item>
          <text:p text:style-name="P24"><text:span text:style-name="T127">4</text:span></text:p>
        </text:list-item>
      </text:list>
      <text:p text:style-name="P25"><text:span text:style-name="T127">Adres IPv6 ma d</text:span><text:span text:style-name="T128">ługość:</text:span></text:p>
      <text:p text:style-name="P25"><text:span text:style-name="T129"><text:s text:c="2"/>?<text:s text:c="4"/>a. 128 bitów</text:span></text:p>
      <text:p text:style-name="P25"><text:span text:style-name="T130"><text:s text:c="2"/>?<text:s text:c="4"/>b. 64 bajtów</text:span></text:p>
      <text:p text:style-name="P25"><text:span text:style-name="T130"><text:s text:c="2"/>?<text:s text:c="4"/>c. 32 bajtów</text:span></text:p>
      <text:p text:style-name="P25"><text:span text:style-name="T130"><text:s text:c="2"/>?<text:s text:c="4"/>d. 16 bitów</text:span></text:p>
      <text:p text:style-name="P25"><text:span text:style-name="T130">W architekturze trójwarstwowej termin „cienki klient” odnosi si</text:span><text:span text:style-name="T131">ę do:</text:span></text:p>
      <text:p text:style-name="P25"><text:span text:style-name="T132"><text:s text:c="2"/>Przegl</text:span><text:span text:style-name="T133">ądarki internetowej</text:span></text:p>
      <text:p text:style-name="P25"><text:span text:style-name="T134"><text:s text:c="2"/>?<text:s text:c="4"/>b) Klienta, który nie obs</text:span><text:span text:style-name="T135">ługuje funkcji logiki biznesowej</text:span></text:p>
      <text:p text:style-name="P25"><text:span text:style-name="T136"><text:s text:c="2"/>?<text:s text:c="4"/>c) Klienta który obs</text:span><text:span text:style-name="T137">ługuje logikę biznesową</text:span></text:p>
      <text:p text:style-name="P25"><text:span text:style-name="T138"><text:s text:c="2"/>?<text:s text:c="4"/>d) Jest synonimem okre</text:span><text:span text:style-name="T139">ślenia „wirtualny terminal”</text:span></text:p>
      <text:p text:style-name="P25"><text:span text:style-name="T140">Oprogramowanie testuj</text:span><text:span text:style-name="T141">ące wydajność sprzętu to:</text:span></text:p>
      <text:list text:style-name="L26">
        <text:list-item>
          <text:p text:style-name="P26"><text:span text:style-name="T142">Benchmark</text:span></text:p>
        </text:list-item>
        <text:list-item>
          <text:p text:style-name="P26"><text:span text:style-name="T143">?</text:span></text:p>
        </text:list-item>
        <text:list-item>
          <text:p text:style-name="P26"><text:span text:style-name="T143">?</text:span></text:p>
        </text:list-item>
        <text:list-item>
          <text:p text:style-name="P26"><text:span text:style-name="T143">?</text:span></text:p>
        </text:list-item>
      </text:list>
      <text:p text:style-name="P27"><text:span text:style-name="T144"/></text:p>
      <text:p text:style-name="P27"><text:span text:style-name="T145">Oprogramowanie które mo</text:span><text:span text:style-name="T146">żna za darmo testować a potem zakupić to:</text:span></text:p>
      <text:list text:style-name="L28">
        <text:list-item>
          <text:p text:style-name="P28"><text:span text:style-name="T147">OEM</text:span></text:p>
        </text:list-item>
        <text:list-item>
          <text:p text:style-name="P28"><text:span text:style-name="T147">Freeware</text:span></text:p>
        </text:list-item>
        <text:list-item>
          <text:p text:style-name="P28"><text:span text:style-name="T148">Shareware – raczej to</text:span></text:p>
        </text:list-item>
        <text:list-item>
          <text:p text:style-name="P28"><text:span text:style-name="T149">Software</text:span></text:p>
        </text:list-item>
      </text:list>
      <text:p text:style-name="P29"><text:span text:style-name="T150"/></text:p>
      <text:p text:style-name="P29"><text:span text:style-name="T151">Do podstawowych</text:span><text:span text:style-name="T152"><text:s/>(rejakichś tam, jakiś magiczny kurwa przymiotnik)</text:span><text:span text:style-name="T153"><text:s/>narz</text:span><text:span text:style-name="T154">ędzi programu antywirusowego stale system przed atakami służy? – cos w tym stylu</text:span></text:p>
      <text:list text:style-name="L30">
        <text:list-item>
          <text:p text:style-name="P30"><text:span text:style-name="T155">Zapora systemowa</text:span></text:p>
        </text:list-item>
        <text:list-item>
          <text:p text:style-name="P30"><text:span text:style-name="T155">Monitor antywirusowy</text:span></text:p>
        </text:list-item>
        <text:list-item>
          <text:p text:style-name="P30"><text:span text:style-name="T155">Skaner antywirusowy</text:span></text:p>
        </text:list-item>
        <text:list-item>
          <text:p text:style-name="P30"><text:span text:style-name="T155">?</text:span></text:p>
        </text:list-item>
      </text:list>
      <text:p text:style-name="P31"><text:span text:style-name="T156"/></text:p>
      <text:p text:style-name="P31"><text:span text:style-name="T157">Czego nie uwzglenia si</text:span><text:span text:style-name="T158">ę przy określeniu metryki? – cos takiego</text:span></text:p>
      <text:list text:style-name="L32">
        <text:list-item>
          <text:p text:style-name="P32"><text:span text:style-name="T159">Szeroko</text:span><text:span text:style-name="T160">ść pasma</text:span></text:p>
        </text:list-item>
        <text:list-item>
          <text:p text:style-name="P32"><text:span text:style-name="T161">Wektor odleg</text:span><text:span text:style-name="T162">łości</text:span></text:p>
        </text:list-item>
        <text:list-item>
          <text:p text:style-name="P32"><text:span text:style-name="T163">Przepustowo</text:span><text:span text:style-name="T164">ść łacza</text:span></text:p>
        </text:list-item>
        <text:list-item>
          <text:p text:style-name="P32"><text:span text:style-name="T164">stan łącza</text:span><text:span text:style-name="T165"/></text:p>
        </text:list-item>
      </text:list>
      <text:p text:style-name="P33"><text:span text:style-name="T166"/></text:p>
      <text:p text:style-name="P33"><text:span text:style-name="T166"/></text:p>
      <text:p text:style-name="P33"><text:span text:style-name="T167">„Active Directory” to jest firmowa nazwa realizacji przez firm</text:span><text:span text:style-name="T168">ę Microsoft protokołu: a)</text:span></text:p>
      <text:p text:style-name="P33"><text:span text:style-name="T169"><text:s text:c="2"/>?<text:s text:c="4"/>X500</text:span></text:p>
      <text:p text:style-name="P33"><text:span text:style-name="T169"><text:s text:c="2"/>?<text:s text:c="4"/></text:span><text:span text:style-name="T170">LDAP</text:span></text:p>
      <text:p text:style-name="P33"><text:span text:style-name="T171"><text:s text:c="2"/>?<text:s text:c="4"/>SOAP</text:span></text:p>
      <text:p text:style-name="P33"><text:span text:style-name="T171"><text:s text:c="2"/>?<text:s text:c="4"/>CORBA</text:span></text:p>
      <text:p text:style-name="P33"><text:span text:style-name="T172"/></text:p>
      <text:p text:style-name="P34"><text:span text:style-name="T173">Protokó</text:span><text:span text:style-name="T174">ł RIP wybiera dla pakietów:</text:span></text:p>
      <text:p text:style-name="P34"><text:span text:style-name="T175"><text:s text:c="2"/>?<text:s text:c="4"/>a) tras</text:span><text:span text:style-name="T176">ę najkrótszą i najmniej obciążoną</text:span></text:p>
      <text:p text:style-name="P34"><text:span text:style-name="T177"><text:s text:c="2"/>?<text:s text:c="4"/>b) tras</text:span><text:span text:style-name="T178">ę przechodzącą przez najmniejszą liczbę routerów</text:span></text:p>
      <text:p text:style-name="P34"><text:span text:style-name="T179">? c) tras</text:span><text:span text:style-name="T180">ę najkrótszą, na której występuje najmniejsze opóźnienie</text:span></text:p>
      <text:p text:style-name="P34"><text:span text:style-name="T181"><text:s text:c="2"/>?<text:s text:c="4"/>d) tras</text:span><text:span text:style-name="T182">ę najmniej obciążoną</text:span></text:p>
      <text:p text:style-name="P34"><text:span text:style-name="T183"/></text:p>
      <text:p text:style-name="P34"><text:span text:style-name="T184">Na ile maksymalnie podsieci mo</text:span><text:span text:style-name="T185">żna podzielić w zgodzie z CIDR podsieć o adresie IP 149.156.210.0/23?</text:span></text:p>
      <text:p text:style-name="P34"><text:span text:style-name="T186"><text:s text:c="2"/>?<text:s text:c="4"/>a) 510</text:span></text:p>
      <text:p text:style-name="P34"><text:span text:style-name="T186"><text:s text:c="2"/>?<text:s text:c="4"/>b)<text:s/></text:span><text:span text:style-name="T187">512</text:span></text:p>
      <text:p text:style-name="P34"><text:span text:style-name="T188"><text:s text:c="2"/>?<text:s text:c="4"/>c) 256</text:span></text:p>
      <text:p text:style-name="P34"><text:span text:style-name="T188"><text:s text:c="2"/>?<text:s text:c="4"/>d) 128</text:span></text:p>
      <text:p text:style-name="P34"><text:span text:style-name="T188"/></text:p>
      <text:p text:style-name="P34"><text:span text:style-name="T189">Co się dzieje z pakietem przy każdym przejściu przez router (bramę?)</text:span></text:p>
      <text:p text:style-name="P34"><text:span text:style-name="T189">Wartość czegoś tam zmniejsza się o 2 / 1</text:span></text:p>
      <text:p text:style-name="P34"><text:span text:style-name="T189">Wartość czegoś tam zwiększa się o 2 / 1</text:span></text:p>
      <text:p text:style-name="P34"><text:span text:style-name="T189"/></text:p>
      <text:p text:style-name="P34"><text:span text:style-name="T189">GUI jest typem oprogramowania czy coś takiego:</text:span></text:p>
      <text:p text:style-name="P34"><text:span text:style-name="T189">- kosmiczne odpowiedzi</text:span></text:p>
      <text:p text:style-name="P34"><text:span text:style-name="T189"/></text:p>
      <text:p text:style-name="P34"><text:span text:style-name="T189">Co podłącza się do Cat cab e5 chyba</text:span></text:p>
      <text:p text:style-name="P34"><text:span text:style-name="T189">- RJ11</text:span></text:p>
      <text:p text:style-name="P34"><text:span text:style-name="T189">- Rj45</text:span></text:p>
      <text:p text:style-name="P34"><text:span text:style-name="T189">- ?</text:span></text:p>
      <text:p text:style-name="P34"><text:span text:style-name="T189">- ?</text:span></text:p>
      <text:p text:style-name="P34"><text:span text:style-name="T189"/></text:p>
      <text:p text:style-name="P34"><text:span text:style-name="T189">Mamy plik A i folder B. Chcemy wykonać plik A, znajdujący się w folderze B.</text:span></text:p>
      <text:p text:style-name="P34"><text:span text:style-name="T189">- A musi mieć prawo x</text:span></text:p>
      <text:p text:style-name="P34"><text:span text:style-name="T189">- A musi miec prawo x, a folder w</text:span></text:p>
      <text:p text:style-name="P34"><text:span text:style-name="T189">- ?</text:span></text:p>
      <text:p text:style-name="P34"><text:span text:style-name="T189">- ?</text:span><text:span text:style-name="T19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